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rsid="0018699f" officeooo:paragraph-rsid="00157303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rsid="0018699f" officeooo:paragraph-rsid="00157303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699f" officeooo:paragraph-rsid="00157303" style:font-size-asian="14pt" style:font-weight-asian="bold" style:font-size-complex="14pt" style:font-weight-complex="bold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>
      <style:text-properties officeooo:paragraph-rsid="0015b8a1"/>
    </style:style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5"/>
    <style:style style:name="P9" style:family="paragraph" style:parent-style-name="Text_20_body" style:list-style-name="L6">
      <style:paragraph-properties fo:margin-top="0cm" fo:margin-bottom="0cm" style:contextual-spacing="false"/>
    </style:style>
    <style:style style:name="P10" style:family="paragraph" style:parent-style-name="Text_20_body" style:list-style-name="L8"/>
    <style:style style:name="P11" style:family="paragraph" style:parent-style-name="Text_20_body" style:list-style-name="L8">
      <style:paragraph-properties fo:margin-top="0cm" fo:margin-bottom="0cm" style:contextual-spacing="false"/>
    </style:style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0">
      <style:paragraph-properties fo:margin-top="0cm" fo:margin-bottom="0cm" style:contextual-spacing="false"/>
    </style:style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2">
      <style:paragraph-properties fo:margin-top="0cm" fo:margin-bottom="0cm" style:contextual-spacing="false"/>
    </style:style>
    <style:style style:name="P18" style:family="paragraph" style:parent-style-name="Text_20_body">
      <style:text-properties officeooo:paragraph-rsid="00157303"/>
    </style:style>
    <style:style style:name="P19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fo:language="en" fo:country="US" officeooo:rsid="00157303"/>
    </style:style>
    <style:style style:name="T2" style:family="text">
      <style:text-properties officeooo:rsid="0015b8a1"/>
    </style:style>
    <style:style style:name="T3" style:family="text">
      <style:text-properties officeooo:rsid="0016740a"/>
    </style:style>
    <style:style style:name="T4" style:family="text">
      <style:text-properties style:font-name="Times New Roman" officeooo:rsid="0015b8a1"/>
    </style:style>
    <style:style style:name="T5" style:family="text">
      <style:text-properties style:font-name="Times New Roman" officeooo:rsid="0018699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 Plan for <text:s/><text:span text:style-name="T3">code of </text:span>"<text:span text:style-name="T3">Book Service</text:span>"</text:p>
      <text:p text:style-name="P1"/>
      <text:p text:style-name="P2">Checklis<text:span text:style-name="T1">t</text:span></text:p>
      <text:p text:style-name="P1"/>
      <text:p text:style-name="P18"><text:span text:style-name="Strong_20_Emphasis"><text:span text:style-name="T4"><text:tab/>1. </text:span></text:span><text:span text:style-name="Strong_20_Emphasis">Class Definitions: </text:span></text:p>
      <text:list xml:id="list1444229450" text:style-name="L1">
        <text:list-header>
          <text:p text:style-name="P4">- Employee<text:line-break/>- EmployeeFactory<text:line-break/>- Book<text:line-break/>- BookFactory<text:line-break/>- Sale<text:line-break/>- SaleFactory<text:line-break/>- EmployeeService<text:line-break/>- BookService<text:line-break/>- SaleService<text:line-break/>- DataManager<text:line-break/>- Report</text:p>
        </text:list-header>
        <text:list-item>
          <text:p text:style-name="P4"/>
          <text:p text:style-name="P5"><text:span text:style-name="Strong_20_Emphasis"><text:span text:style-name="T2">2. </text:span></text:span><text:span text:style-name="Strong_20_Emphasis">Functionality to Verify:</text:span></text:p>
        </text:list-item>
      </text:list>
      <text:list text:style-name="L2">
        <text:list-header>
          <text:p text:style-name="P6">Employee Class:<text:line-break/><text:tab/>- Attributes: name, position, phone, email<text:line-break/><text:tab/>- Method __str__<text:line-break/>EmployeeFactory Class:<text:line-break/><text:tab/>- Method create_employee<text:line-break/>Book Class:<text:line-break/><text:tab/>- Attributes: title, year, author, genre, cost, sale_price<text:line-break/><text:tab/>- Method __str__<text:line-break/>BookFactory Class:<text:line-break/><text:tab/>- Method create_book<text:line-break/>Sale Class:<text:line-break/><text:tab/>- Attributes: employee, book, sale_date, actual_sale_price<text:line-break/><text:tab/>- Method __str__<text:line-break/>SaleFactory Class:<text:line-break/><text:tab/>- Method create_sale<text:line-break/>EmployeeService Class:<text:line-break/><text:tab/>- Methods: add_employee, remove_employee, get_all_employees, edit_employee<text:line-break/>BookService Class:<text:line-break/><text:tab/>- Methods: add_book, remove_book, edit_book, get_all_books<text:line-break/>SaleService Class:<text:line-break/><text:tab/>- Methods: add_sale, get_sales_by_date, get_sales_by_period<text:line-break/>DataManager Class:<text:line-break/><text:tab/>- Methods: load_data, save_data<text:line-break/>Report Class:<text:line-break/><text:tab/>- Methods: generate_sales_report, generate_employee_sales_report, generate_top_books_report<text:line-break/></text:p>
        </text:list-header>
      </text:list>
      <text:list text:style-name="L3">
        <text:list-header>
          <text:p text:style-name="P7"><text:soft-page-break/><text:span text:style-name="Strong_20_Emphasis"><text:span text:style-name="T2">3. File Handling:</text:span></text:span></text:p>
        </text:list-header>
      </text:list>
      <text:p text:style-name="P19"><text:tab/>Verify data is correctly written to and read from JSON files (employees.json, books.json, sales.json).</text:p>
      <text:p text:style-name="P19"/>
      <text:list text:style-name="L5">
        <text:list-header>
          <text:p text:style-name="P8"><text:span text:style-name="Strong_20_Emphasis"><text:span text:style-name="T2">4. </text:span></text:span><text:span text:style-name="Strong_20_Emphasis">Report Generation: </text:span></text:p>
        </text:list-header>
      </text:list>
      <text:list text:style-name="L6">
        <text:list-header>
          <text:p text:style-name="P9">Verify that reports are generated correctly for sales, employee sales, and top-selling books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6T01:29:55.309000000</meta:creation-date>
    <dc:date>2024-09-01T15:16:40.252000000</dc:date>
    <meta:editing-duration>PT16M45S</meta:editing-duration>
    <meta:editing-cycles>3</meta:editing-cycles>
    <meta:generator>LibreOffice/7.4.4.2$Windows_X86_64 LibreOffice_project/85569322deea74ec9134968a29af2df5663baa21</meta:generator>
    <meta:document-statistic meta:table-count="0" meta:image-count="0" meta:object-count="0" meta:page-count="2" meta:paragraph-count="11" meta:word-count="163" meta:character-count="1283" meta:non-whitespace-character-count="1117"/>
  </office:meta>
</office:document-meta>
</file>